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digo">
      <style:text-properties fo:font-size="10.5pt" style:font-size-asian="10.5pt" style:font-size-complex="10.5pt"/>
    </style:style>
    <style:style style:name="P2" style:family="paragraph" style:parent-style-name="Standard">
      <loext:graphic-properties draw:fill="solid" draw:fill-color="#778899"/>
      <style:paragraph-properties fo:background-color="#778899"/>
      <style:text-properties fo:font-size="10.5pt" officeooo:paragraph-rsid="001c08bd" style:font-size-asian="10.5pt" style:font-size-complex="10.5pt"/>
    </style:style>
    <style:style style:name="P3" style:family="paragraph" style:parent-style-name="Standard">
      <style:text-properties officeooo:paragraph-rsid="001c08bd"/>
    </style:style>
    <style:style style:name="P4" style:family="paragraph" style:parent-style-name="Standard">
      <style:text-properties officeooo:rsid="001c08bd" officeooo:paragraph-rsid="001c08bd"/>
    </style:style>
    <style:style style:name="P5" style:family="paragraph" style:parent-style-name="Standard">
      <loext:graphic-properties draw:fill="solid" draw:fill-color="#778899"/>
      <style:paragraph-properties fo:background-color="#778899"/>
      <style:text-properties style:font-name="Courier New" fo:font-size="10pt" fo:font-style="italic" officeooo:paragraph-rsid="001c08bd" style:font-size-asian="10pt" style:font-style-asian="italic" style:font-size-complex="10pt" style:font-style-complex="italic"/>
    </style:style>
    <style:style style:name="P6" style:family="paragraph" style:parent-style-name="Standard">
      <loext:graphic-properties draw:fill="solid" draw:fill-color="#778899"/>
      <style:paragraph-properties fo:background-color="#778899"/>
      <style:text-properties style:font-name="Courier New" fo:font-size="10.5pt" fo:font-style="italic" officeooo:paragraph-rsid="001c08bd" style:font-size-asian="10.5pt" style:font-style-asian="italic" style:font-size-complex="10.5pt" style:font-style-complex="italic"/>
    </style:style>
    <style:style style:name="P7" style:family="paragraph" style:parent-style-name="Codigo">
      <style:text-properties officeooo:paragraph-rsid="001c4c5d"/>
    </style:style>
    <style:style style:name="P8" style:family="paragraph" style:parent-style-name="Footnote">
      <style:text-properties officeooo:rsid="001dab40" officeooo:paragraph-rsid="001dab40"/>
    </style:style>
    <style:style style:name="P9" style:family="paragraph" style:parent-style-name="Standard">
      <style:text-properties officeooo:rsid="001dab40" officeooo:paragraph-rsid="001dab40"/>
    </style:style>
    <style:style style:name="P10" style:family="paragraph" style:parent-style-name="Standard">
      <style:text-properties style:font-name="Liberation Serif" officeooo:rsid="001c08bd" officeooo:paragraph-rsid="001c08bd"/>
    </style:style>
    <style:style style:name="P11" style:family="paragraph" style:parent-style-name="Standard">
      <style:text-properties officeooo:rsid="001c4c5d" officeooo:paragraph-rsid="001c4c5d"/>
    </style:style>
    <style:style style:name="P12" style:family="paragraph" style:parent-style-name="Standard">
      <style:text-properties officeooo:rsid="00225bd8" officeooo:paragraph-rsid="00225bd8"/>
    </style:style>
    <style:style style:name="P13" style:family="paragraph" style:parent-style-name="Codigo">
      <style:text-properties fo:font-weight="normal" officeooo:paragraph-rsid="001dab40" style:font-weight-asian="normal" style:font-weight-complex="normal"/>
    </style:style>
    <style:style style:name="P14" style:family="paragraph" style:parent-style-name="Standard">
      <style:text-properties fo:font-weight="normal" officeooo:rsid="001c4c5d" officeooo:paragraph-rsid="001c4c5d" style:font-weight-asian="normal" style:font-weight-complex="normal"/>
    </style:style>
    <style:style style:name="P15" style:family="paragraph" style:parent-style-name="Standard">
      <style:text-properties fo:font-weight="normal" officeooo:rsid="001dab40" officeooo:paragraph-rsid="001dab40" style:font-weight-asian="normal" style:font-weight-complex="normal"/>
    </style:style>
    <style:style style:name="P16" style:family="paragraph" style:parent-style-name="Standard">
      <style:text-properties fo:font-weight="normal" officeooo:rsid="001c08bd" officeooo:paragraph-rsid="001c08bd" style:font-weight-asian="normal" style:font-weight-complex="normal"/>
    </style:style>
    <style:style style:name="P17" style:family="paragraph" style:parent-style-name="Standard">
      <style:text-properties officeooo:rsid="00225bd8" officeooo:paragraph-rsid="00225bd8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5eba8" officeooo:paragraph-rsid="0025eba8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25eba8" officeooo:paragraph-rsid="0025eba8" style:font-weight-asian="normal" style:font-weight-complex="normal"/>
    </style:style>
    <style:style style:name="P20" style:family="paragraph" style:parent-style-name="Standard">
      <style:text-properties officeooo:rsid="0026a26a" officeooo:paragraph-rsid="0026a26a"/>
    </style:style>
    <style:style style:name="P21" style:family="paragraph" style:parent-style-name="Text_20_body">
      <style:text-properties officeooo:rsid="0027fb7a" officeooo:paragraph-rsid="0027fb7a"/>
    </style:style>
    <style:style style:name="P22" style:family="paragraph" style:parent-style-name="Text_20_body">
      <style:text-properties officeooo:rsid="0027fb7a" officeooo:paragraph-rsid="0029bc67"/>
    </style:style>
    <style:style style:name="P23" style:family="paragraph" style:parent-style-name="Text_20_body">
      <style:text-properties officeooo:rsid="0029bc67" officeooo:paragraph-rsid="0029bc67"/>
    </style:style>
    <style:style style:name="T1" style:family="text">
      <style:text-properties officeooo:rsid="001c08bd"/>
    </style:style>
    <style:style style:name="T2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4c5d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c08bd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style:font-name="Courier New"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officeooo:rsid="001c4c5d"/>
    </style:style>
    <style:style style:name="T11" style:family="text">
      <style:text-properties officeooo:rsid="001dab40"/>
    </style:style>
    <style:style style:name="T12" style:family="text">
      <style:text-properties officeooo:rsid="001f7e2f"/>
    </style:style>
    <style:style style:name="T13" style:family="text">
      <style:text-properties officeooo:rsid="00225bd8"/>
    </style:style>
    <style:style style:name="T14" style:family="text">
      <style:text-properties officeooo:rsid="002441fa"/>
    </style:style>
    <style:style style:name="T15" style:family="text">
      <style:text-properties officeooo:rsid="0025eba8"/>
    </style:style>
    <style:style style:name="T16" style:family="text">
      <style:text-properties officeooo:rsid="0029bc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 ...código php ?&gt;</text:p>
      <text:p text:style-name="Standard">Se puede intercalar código php con html para crear la página web.</text:p>
      <text:p text:style-name="Standard"/>
      <text:p text:style-name="Standard">- COMENTARIOS:</text:p>
      <text:p text:style-name="Standard"><text:tab/>/***/ Comentario de varias lineas</text:p>
      <text:p text:style-name="Standard"><text:tab/>// Comentario en línea</text:p>
      <text:p text:style-name="Standard"><text:tab/>#Comentario en línea</text:p>
      <text:p text:style-name="Standard"><text:tab/></text:p>
      <text:p text:style-name="Standard">- CONSIDERACIONES GENERALES:</text:p>
      <text:p text:style-name="Standard"><text:tab/>Finalizar en ;</text:p>
      <text:p text:style-name="Standard"><text:tab/>Bloques entre {}</text:p>
      <text:p text:style-name="Standard"><text:tab/>Tabular código con fin legible</text:p>
      <text:p text:style-name="Standard"><text:tab/>Estricto mayúsculas y minúsculas</text:p>
      <text:p text:style-name="Standard"/>
      <text:p text:style-name="Standard">- VARIABLES</text:p>
      <text:p text:style-name="Standard"><text:tab/>Empezar por $ </text:p>
      <text:p text:style-name="Standard"><text:tab/>Segundo carácter _ o letra</text:p>
      <text:p text:style-name="Standard"><text:tab/>Tercer carácter + puede ser número</text:p>
      <text:p text:style-name="Standard"><text:tab/>No límite tamaño nombre</text:p>
      <text:p text:style-name="Standard"><text:tab/>No espacios en blanco</text:p>
      <text:p text:style-name="Standard"><text:tab/>No es necesario declara una variable -&gt; utilizarla directamente</text:p>
      <text:p text:style-name="Standard"><text:tab/>No tipado </text:p>
      <text:p text:style-name="Standard"><text:tab/></text:p>
      <text:p text:style-name="Standard">- VARIABLES SUPERGLOBALES</text:p>
      <text:p text:style-name="Standard"><text:tab/>Variables del sistema predefinidas</text:p>
      <text:p text:style-name="Standard"><text:tab/><text:tab/>$_SERVER: Información tanto del servidor como del cliente</text:p>
      <text:p text:style-name="Standard"><text:tab/><text:tab/>$_GET, $_POST, _$REQUEST: Elementos del formulario enviados</text:p>
      <text:p text:style-name="Standard"><text:tab/><text:tab/>$_COOKIE: Cookies almacenadas en el cliente</text:p>
      <text:p text:style-name="Standard"><text:tab/><text:tab/>$_FILES: Archivos subidos desde el clinete</text:p>
      <text:p text:style-name="Standard"><text:tab/><text:tab/>$_ENV: Información de variables de entorno</text:p>
      <text:p text:style-name="Standard"/>
      <text:p text:style-name="Standard">- <text:span text:style-name="T1">VARIABLE+VARIABLE</text:span></text:p>
      <text:p text:style-name="Standard"><text:tab/><text:span text:style-name="T1">Una variable puede contener el nombre de otra variable que podemos usar</text:span></text:p>
      <text:p text:style-name="P5"><text:tab/><text:span text:style-name="T9">$nombre='Profesor'; //defino la variable $nombre </text:span></text:p>
      <text:p text:style-name="P6"><text:tab/>$var="nombre"; //defino variable <text:span text:style-name="T1">de</text:span> contenido nombre de otra variable </text:p>
      <text:p text:style-name="P5"><text:span text:style-name="T9"><text:tab/>echo$$var; //accedo mediante mecanismo variable-variable → $$var→$nombre → <text:s/><text:tab/>'Profesor'</text:span> </text:p>
      <text:p text:style-name="P3"><text:span text:style-name="T5"/></text:p>
      <text:p text:style-name="P3"><text:span text:style-name="T5">- </text:span><text:span text:style-name="T6">VARIABLE+FUNCIÓN</text:span></text:p>
      <text:p text:style-name="P10"><text:tab/>El contenido de la variable es el nombre de una función o función anónima</text:p>
      <text:p text:style-name="P10"><text:tab/>-Nombre de función:</text:p>
      <text:p text:style-name="P2"><text:span text:style-name="T6"><text:tab/></text:span><text:span text:style-name="T7">function f1($x) { echo $x . "&lt;br&gt;"; }; //creo la función</text:span></text:p>
      <text:p text:style-name="P6"><text:tab/>$var="f1"; //asigno a la variable el nombre de la función</text:p>
      <text:p text:style-name="P6"><text:tab/>$var(12); //llamo a la función usando variable-funci<text:span text:style-name="T1">ó</text:span>n</text:p>
      <text:p text:style-name="P3"><text:span text:style-name="T6"/></text:p>
      <text:p text:style-name="P10"><text:tab/>- Función anónima:</text:p>
      <text:p text:style-name="Codigo"><text:span text:style-name="T6"><text:tab/></text:span><text:span text:style-name="T8">$var = function($x){ echo$x;}; //creo la variable-función desde una función <text:tab/>anónima</text:span></text:p>
      <text:p text:style-name="P1"><text:tab/>$var(34); //llamo a la función usando la variable-función</text:p>
      <text:p text:style-name="P3"><text:span text:style-name="T6"/></text:p>
      <text:p text:style-name="P10">- VARIABLE-CLASE</text:p>
      <text:p text:style-name="P10"><text:tab/>El contenido de una variable es el nombre de una clase. Esta variable se puede usar directamente ocmo <text:tab/>si fuera la clase. </text:p>
      <text:p text:style-name="Codigo"><text:tab/>ClassMiClase{ ...def.Clase…};</text:p>
      <text:p text:style-name="Codigo"><text:tab/>$var="MiClase"; //la variable contiene el nombre de la clase </text:p>
      <text:p text:style-name="Codigo"><text:tab/>$objeto=new $var(); //creo una nueva instancia de la clase </text:p>
      <text:p text:style-name="Codigo"><text:tab/>$var::......; //accedo a un elemento est<text:span text:style-name="T1">á</text:span>tico de la clase </text:p>
      <text:p text:style-name="P3"><text:span text:style-name="T6"/></text:p>
      <text:p text:style-name="P3"><text:soft-page-break/><text:span text:style-name="T6"/></text:p>
      <text:p text:style-name="P3"><text:span text:style-name="T6"/></text:p>
      <text:p text:style-name="P3"><text:span text:style-name="T6"/></text:p>
      <text:p text:style-name="P3"><text:tab/></text:p>
      <text:p text:style-name="Standard">función <text:span text:style-name="T2">error_reporting</text:span>(E_ALL); → <text:s/>Muestra todos los errores</text:p>
      <text:p text:style-name="Standard"><text:tab/><text:tab/>Dependiendo de lo que se le pasa a la función, avisa de unos u otros errores</text:p>
      <text:p text:style-name="Standard"><text:tab/><text:tab/></text:p>
      <text:p text:style-name="P3"><text:tab/><text:tab/>Por ejemplo en la cabecera de nuestros proyectos, si el modo es producción se le pasa a <text:span text:style-name="T1">la <text:tab/><text:tab/><text:tab/></text:span>función (0), en cambio si es desarrollo, se le pasa (E_ALL)</text:p>
      <text:p text:style-name="P3"/>
      <text:p text:style-name="P4">función <text:span text:style-name="T2">isset</text:span><text:span text:style-name="T3">($var)[Boolean] → indica si la variable estaba previamente declarada </text:span></text:p>
      <text:p text:style-name="P4"><text:span text:style-name="T3"/></text:p>
      <text:p text:style-name="P4"><text:span text:style-name="T3">función </text:span><text:span text:style-name="T2">unset</text:span><text:span text:style-name="T3">($var) → “elimina” la declaración de una variable</text:span></text:p>
      <text:p text:style-name="P4"><text:span text:style-name="T3"/></text:p>
      <text:p text:style-name="P4"><text:span text:style-name="T3"/></text:p>
      <text:p text:style-name="P4"><text:span text:style-name="T3">-</text:span><text:span text:style-name="T4">FUNCIONES</text:span></text:p>
      <text:p text:style-name="P14">Nombre → no utiliza $ → minúsculas</text:p>
      <text:p text:style-name="P14">Parámetros</text:p>
      <text:p text:style-name="P14">Pueden devolver un valor</text:p>
      <text:p text:style-name="P14">Documentarlas como java</text:p>
      <text:p text:style-name="P14">Se pueden declarar en cualquier parte de la página.</text:p>
      <text:p text:style-name="P15">Variables de alcance local</text:p>
      <text:p text:style-name="P11"><text:span text:style-name="T3"/></text:p>
      <text:p text:style-name="P14">-DECLARACIÓN Y USO DE FUNCIONES</text:p>
      <text:p text:style-name="Codigo">function <text:span text:style-name="T10">nombre_funcion</text:span>(parametros){</text:p>
      <text:p text:style-name="Codigo"><text:tab/>sentencias;</text:p>
      <text:p text:style-name="P7"><text:tab/>[return valor;]</text:p>
      <text:p text:style-name="P7">}</text:p>
      <text:p text:style-name="P11">Los parámetros son variables, se puede indicar return o no.</text:p>
      <text:p text:style-name="P11">Para usarla solo hay que llamarla con los parámetros que requiere.</text:p>
      <text:p text:style-name="P11"/>
      <text:p text:style-name="P11">Aunque php e un lenguaje no tipado, en últimas versiones se puede declarar el tipo de argumentos de funciones, valores de retorno o propiedades de clase. Lo que hace que el valor pasado sea del tipo especificado cuando se llama a la función (error TypeError).</text:p>
      <text:p text:style-name="P11">Tipos: Array-Bool-Float-Int-String-Iterable<text:note text:id="ftn1" text:note-class="footnote"><text:note-citation>1</text:note-citation><text:note-body><text:p text:style-name="P8">Array o instanceof <text:s/>de la clase Traversable</text:p></text:note-body></text:note>-Object-Mixed<text:note text:id="ftn2" text:note-class="footnote"><text:note-citation>2</text:note-citation><text:note-body><text:p text:style-name="P8">Cualquiera</text:p></text:note-body></text:note>-Callable-Parent<text:note text:id="ftn3" text:note-class="footnote"><text:note-citation>3</text:note-citation><text:note-body><text:p text:style-name="P8">Instanceof del padre de la clase que se usa en la declaración de tipo → solo en clases</text:p></text:note-body></text:note>-Self<text:note text:id="ftn4" text:note-class="footnote"><text:note-citation>4</text:note-citation><text:note-body><text:p text:style-name="P8">Instanceof de la misma clase que se utiliza en la declaración de tipo→ solo en clases. </text:p></text:note-body></text:note>-NombreClase</text:p>
      <text:p text:style-name="P11"/>
      <text:p text:style-name="Codigo"><text:span text:style-name="T10">f</text:span>unction prueba(Bool$parametro) { }; </text:p>
      <text:p text:style-name="Codigo">prueba(true); </text:p>
      <text:p text:style-name="P11"/>
      <text:p text:style-name="Codigo">function suma(int $a, int $b): int { return$a+$b; } </text:p>
      <text:p text:style-name="P11"/>
      <text:p text:style-name="P11">-<text:span text:style-name="T11">NULLABLE</text:span></text:p>
      <text:p text:style-name="P9">Es posible marcar las declaraciones como nullable, es decir, que se le pueda asignar un null → usando ? </text:p>
      <text:p text:style-name="P9"/>
      <text:p text:style-name="Codigo">Function lamadaConNulos(?int $x) { if (isset($x)) ........echo"el valor es $x"; ......else ........echo"el valor es nulo"; }</text:p>
      <text:p text:style-name="Codigo"><text:s/>//llamada a la función con un valor </text:p>
      <text:p text:style-name="Codigo">llamadaConNulos(25);</text:p>
      <text:p text:style-name="Codigo"><text:s/>//llamada a la función con nulo llamadaConNulos(null); </text:p>
      <text:p text:style-name="P4"><text:span text:style-name="T3"/></text:p>
      <text:p text:style-name="P16">También definiendo un parámetro con valor por defecto null se considera nullable</text:p>
      <text:p text:style-name="P13">Function lamadaConNulos(int $x = null){};</text:p>
      <text:p text:style-name="Standard"/>
      <text:p text:style-name="Standard"><text:soft-page-break/>-CALLABLE</text:p>
      <text:p text:style-name="Standard">Se utiliza para definir parámetros que se indican en una función que garantizan que la variable puede ser llamada como una función. </text:p>
      <text:p text:style-name="Codigo">//creo funciones </text:p>
      <text:p text:style-name="Codigo">function <text:span text:style-name="T12">d</text:span>ameSaludo():string { return"hola"; } </text:p>
      <text:p text:style-name="Codigo"/>
      <text:p text:style-name="Codigo">//defino la función con parametro callable </text:p>
      <text:p text:style-name="Codigo">function funcionConLLamada(string$cadena, callable$funcion) { echo$cadena." ".$funcion()."<text:line-break/>"; } </text:p>
      <text:p text:style-name="Codigo"/>
      <text:p text:style-name="Codigo">//llamo a la funcion previamente </text:p>
      <text:p text:style-name="Codigo">funcion ConLLamada("El saludo es","dameSaludo"); </text:p>
      <text:p text:style-name="Codigo"/>
      <text:p text:style-name="Codigo">//llamo a la función usando como parámetro una función anónima </text:p>
      <text:p text:style-name="Codigo">funcion ConLLamada("hoy es",function ():string { returndate('d/m/Y'); }); </text:p>
      <text:p text:style-name="Standard"/>
      <text:p text:style-name="Standard">-<text:span text:style-name="T13">VARIABLES ESTÁTICAS</text:span></text:p>
      <text:p text:style-name="P12">Variables locales a la función (solo se pueden usar dentro de la función) pero recuerdan su valor entre llamadas </text:p>
      <text:p text:style-name="P12"/>
      <text:p text:style-name="P12">-<text:span text:style-name="T14">PASO POR REFERENCIA → &amp;$variable</text:span></text:p>
      <text:p text:style-name="P12"/>
      <text:p text:style-name="P18">CLASES E INSTANCIAS</text:p>
      <text:p text:style-name="P19">Todos los objetos se tratan por referencias → cada variable tiene una referencia de objeto en lugar de una copia de todo el objeto.</text:p>
      <text:p text:style-name="P19"/>
      <text:p text:style-name="P19">-DEFINICIÓN</text:p>
      <text:p text:style-name="P19">class nombreClase{… definición propiedades y métodos}</text:p>
      <text:p text:style-name="P19"/>
      <text:p text:style-name="P19">Puede tener sus propias constantes, variables(“propiedades”) y funciones (“métodos”)</text:p>
      <text:p text:style-name="P19"/>
      <text:p text:style-name="Codigo">visibilidad tipo $nombre = inicializaci<text:span text:style-name="T15">ó</text:span>n;</text:p>
      <text:p text:style-name="Standard"/>
      <text:p text:style-name="P20">$this→ <text:s/>referencia al propio objeto.</text:p>
      <text:p text:style-name="P20">Self:: referencia a la porpiedad estática (a la clase)</text:p>
      <text:p text:style-name="P20"/>
      <text:p text:style-name="P20">-PROPIEDADES Y CONSTANTES.</text:p>
      <text:p text:style-name="P20">Propiedades privadas y protegidas llevan al principio un guión bajo</text:p>
      <text:p text:style-name="P20"/>
      <text:p text:style-name="P20">acceso a propiedades dentro de la clase:</text:p>
      <text:p text:style-name="Codigo">$this-&gt;propPublica=13; </text:p>
      <text:p text:style-name="Codigo">$this-&gt;_propPrivada=100; </text:p>
      <text:p text:style-name="P20"/>
      <text:p text:style-name="P20">acceso fuera de la clase:</text:p>
      <text:p text:style-name="Codigo">$instancia-&gt;propPublica=50; </text:p>
      <text:p text:style-name="P20"/>
      <text:p text:style-name="P20">Propiedades estáticas: se acceden sin necesidad de instanciar una variable-función</text:p>
      <text:p text:style-name="P20">acceso desde dentro de la clase:</text:p>
      <text:p text:style-name="Codigo">self::$propEstatica[0]="otra"; </text:p>
      <text:p text:style-name="P20"/>
      <text:p text:style-name="P20">Acceso desde fuera de la clase</text:p>
      <text:p text:style-name="Codigo">ClasePrueba::$propEstatica[1]=10;</text:p>
      <text:p text:style-name="Codigo"><text:s/>$instancia::$propEstatica[1]=10; </text:p>
      <text:p text:style-name="Codigo">//Con variable-nombre</text:p>
      <text:p text:style-name="Codigo">$clase="ClasePrueba"; </text:p>
      <text:p text:style-name="Codigo">$clase::$propEstatica[1]=10; </text:p>
      <text:p text:style-name="Text_20_body"/>
      <text:p text:style-name="P21"><text:soft-page-break/>CONSTRUCTOR</text:p>
      <text:p text:style-name="P22">Función mágica <text:span text:style-name="T16">(__ precedida de dos guiones bajos)</text:span></text:p>
      <text:p text:style-name="P21">DESTRUCTOR</text:p>
      <text:p text:style-name="P23">Función mágica (__ precedida de dos guiones bajos)</text:p>
      <text:p text:style-name="P23">No se suelen hacer muchos destructores ni añadirle muchas operaciones.</text:p>
      <text:p text:style-name="P23">Operaciones que involucran comportamientos que pueden que no se hagan de otra manera</text:p>
      <text:p text:style-name="P23"/>
      <text:p text:style-name="Codigo">public function __destruct() {</text:p>
      <text:p text:style-name="Codigo"><text:s/>//hago operaciones finales como cerrar enlaces BD.</text:p>
      <text:p text:style-name="Codigo"><text:s/>unset($this→_nombre);</text:p>
      <text:p text:style-name="Codigo"><text:s/>echo"se entra al destructor"; }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digo" style:family="paragraph" style:parent-style-name="Standard">
      <loext:graphic-properties draw:fill="solid" draw:fill-color="#778899"/>
      <style:paragraph-properties fo:background-color="#778899"/>
      <style:text-properties style:font-name="Courier New" fo:font-family="'Courier New'" style:font-family-generic="modern" style:font-pitch="fixed"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1:33:52.951000000</meta:creation-date>
    <dc:date>2024-10-21T14:27:38.048000000</dc:date>
    <meta:editing-duration>PT9H15M8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133" meta:word-count="858" meta:character-count="6031" meta:non-whitespace-character-count="5198"/>
  </office:meta>
</office:document-meta>
</file>